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b36" officeooo:paragraph-rsid="00018f95"/>
    </style:style>
    <style:style style:name="P2" style:family="paragraph" style:parent-style-name="Standard">
      <style:text-properties officeooo:rsid="000e473b" officeooo:paragraph-rsid="00018f95"/>
    </style:style>
    <style:style style:name="P3" style:family="paragraph" style:parent-style-name="Standard">
      <style:text-properties officeooo:rsid="00018f95" officeooo:paragraph-rsid="00018f95"/>
    </style:style>
    <style:style style:name="P4" style:family="paragraph" style:parent-style-name="Standard">
      <style:text-properties officeooo:rsid="0002ee14" officeooo:paragraph-rsid="0002ee14"/>
    </style:style>
    <style:style style:name="T1" style:family="text">
      <style:text-properties officeooo:rsid="00018f95"/>
    </style:style>
    <style:style style:name="T2" style:family="text">
      <style:text-properties officeooo:rsid="0002ee14"/>
    </style:style>
    <style:style style:name="T3" style:family="text">
      <style:text-properties officeooo:rsid="00049d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: <text:s/>moar-printable-LCD-shell-<text:span text:style-name="T1">back</text:span></text:p>
      <text:p text:style-name="P2"/>
      <text:p text:style-name="P2">Printer: <text:s/>Lulzbot TAZ 6 MOARstruder</text:p>
      <text:p text:style-name="P2"/>
      <text:p text:style-name="P2">Material: PC-max Polymaker</text:p>
      <text:p text:style-name="P2"/>
      <text:p text:style-name="P2">Time: <text:s/><text:span text:style-name="T1">2 hour, 31 </text:span>min</text:p>
      <text:p text:style-name="P2"/>
      <text:p text:style-name="P1">Other: <text:s/>glue stick used on bed; zig zag patten for infill, top and bottom layers; extra wall; no skirt</text:p>
      <text:p text:style-name="P1"/>
      <text:p text:style-name="P3">The bottom layer looks great. <text:s/>It’s nice and smooth, though a tad uneven, which may be due to uneven application of glue. <text:s/>I tend to apply more to the corners and edges to prevent warping, but it is <text:span text:style-name="T3">noticeable</text:span> in the final product. <text:s/>Aesthetically it looks acceptable, at least to me.</text:p>
      <text:p text:style-name="P3"/>
      <text:p text:style-name="P3">The biggest issue <text:span text:style-name="T2">in the final product is the bottom two holes on the bottom tabs. <text:s/>They aren’t fully printed and probably can’t hold in pips. <text:s/>The second issue is how messy and uneven the top layer is. <text:s/>Most of it looks okay, but along the top of the print it just looks like the printer just globed on the filament, giving the sections raised lines. <text:s/>This makes screwing on the lcd-shell-front piece impossible, as the two pieces won’t flatten together. <text:s/>I’m guessing this is a printer issue, and the only solution I can think of is to use a flat heating tool to flatten it out.</text:span></text:p>
      <text:p text:style-name="P3"/>
      <text:p text:style-name="P4">Aside from the two holes on the bottom tabs, all the holes <text:s/>look acceptable, and appear to be okay for putting in the pips. <text:s/><text:span text:style-name="T3">I won’t bother with this print as I won’t be able to screw on the front piece regardless. <text:s/>Next print I will try concentric infill on the top and bottom lay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0:44:40.779382637</meta:creation-date>
    <dc:date>2018-04-18T11:19:19.828427592</dc:date>
    <meta:editing-duration>PT4M8S</meta:editing-duration>
    <meta:editing-cycles>1</meta:editing-cycles>
    <meta:document-statistic meta:table-count="0" meta:image-count="0" meta:object-count="0" meta:page-count="1" meta:paragraph-count="8" meta:word-count="247" meta:character-count="1368" meta:non-whitespace-character-count="1114"/>
    <meta:generator>LibreOffice/5.2.7.2$Linux_X86_64 LibreOffice_project/20m0$Build-2</meta:generator>
  </office:meta>
</office:document-meta>
</file>